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1.4382in"/>
    </style:style>
    <style:style style:name="co5" style:family="table-column">
      <style:table-column-properties fo:break-before="auto" style:column-width="1.3382in"/>
    </style:style>
    <style:style style:name="co6" style:family="table-column">
      <style:table-column-properties fo:break-before="auto" style:column-width="1.5929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8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true"/>
    </style:style>
    <style:style style:name="ro3" style:family="table-row">
      <style:table-row-properties style:row-height="0.1728in" fo:break-before="auto" style:use-optimal-row-height="fals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Black"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08in solid #c0c0c0"/>
      <style:paragraph-properties fo:text-align="end" fo:margin-left="0in"/>
      <style:text-properties style:font-name="Arial1" fo:font-size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8" style:family="table-cell" style:parent-style-name="Default"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 fo:border="0.0008in solid #c0c0c0"/>
      <style:text-properties style:font-name="Arial1" fo:font-size="10pt"/>
    </style:style>
    <style:style style:name="ce10" style:family="table-cell" style:parent-style-name="Default">
      <style:table-cell-properties style:text-align-source="fix" style:repeat-content="false" fo:border="0.0008in solid #c0c0c0"/>
      <style:paragraph-properties fo:text-align="center" fo:margin-left="0in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Grande" style:font-size-asian="12pt" style:language-asian="en" style:country-asian="US" style:font-style-asian="normal" style:font-weight-asian="normal" style:font-name-complex="LucidaGrande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12" style:family="table-cell" style:parent-style-name="Default">
      <style:table-cell-properties style:text-align-source="fix" style:repeat-content="false" fo:border="0.0008in solid #c0c0c0"/>
      <style:paragraph-properties fo:text-align="center" fo:margin-left="0in"/>
      <style:text-properties style:font-name="Arial1" fo:font-size="10pt" style:font-name-asian="LucidaGrande" style:font-size-asian="12pt" style:font-name-complex="LucidaGrande" style:font-size-complex="6.80000019073486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Arial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Arial1" fo:font-size="10pt" fo:language="en" fo:country="US" style:font-name-asian="LucidaGrande" style:font-size-asian="12pt" style:language-asian="en" style:country-asian="US" style:font-name-complex="LucidaGrande" style:font-size-complex="6.80000019073486pt" style:language-complex="en" style:country-complex="US"/>
    </style:style>
  </office:automatic-styles>
  <office:body>
    <office:spreadsheet>
      <table:table table:name="Quizzing Stats" table:style-name="ta1" table:print-ranges="'Quizzing Stats'.A1:'Quizzing Stats'.A12">
        <table:table-column table:style-name="co1" table:default-cell-style-name="ce1"/>
        <table:table-row table:style-name="ro1" table:number-rows-repeated="3">
          <table:table-cell table:style-name="Default"/>
        </table:table-row>
        <table:table-row table:style-name="ro2">
          <table:table-cell office:value-type="string">
            <text:p>CMD Zone Quiz Meet</text:p>
          </table:table-cell>
        </table:table-row>
        <table:table-row table:style-name="ro2">
          <table:table-cell office:value-type="string">
            <text:p>November 2018</text:p>
          </table:table-cell>
        </table:table-row>
        <table:table-row table:style-name="ro2">
          <table:table-cell office:value-type="string">
            <text:p>TDAC</text:p>
          </table:table-cell>
        </table:table-row>
        <table:table-row table:style-name="ro2">
          <table:table-cell office:value-type="string">
            <text:p>Final Stats</text:p>
          </table:table-cell>
        </table:table-row>
      </table:table>
      <table:table table:name="A Team" table:style-name="ta1" table:print-ranges="'A Team'.A1:'A Team'.I57"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2" table:default-cell-style-name="ce11"/>
        <table:table-column table:style-name="co2" table:number-columns-repeated="2" table:default-cell-style-name="ce7"/>
        <table:table-column table:style-name="co2" table:default-cell-style-name="ce14"/>
        <table:table-column table:style-name="co2" table:number-columns-repeated="2" table:default-cell-style-name="ce7"/>
        <table:table-row table:style-name="ro3">
          <table:table-cell table:style-name="ce2" office:value-type="string" table:number-columns-spanned="5" table:number-rows-spanned="1">
            <text:p>A FINAL TEAM STATS</text:p>
          </table:table-cell>
          <table:covered-table-cell table:style-name="ce8"/>
          <table:covered-table-cell table:number-columns-repeated="3" table:style-name="ce6"/>
          <table:table-cell/>
          <table:table-cell table:style-name="Default" table:number-columns-repeated="3"/>
        </table:table-row>
        <table:table-row table:style-name="ro3">
          <table:table-cell table:style-name="ce2"/>
          <table:table-cell table:style-name="ce8"/>
          <table:table-cell table:style-name="ce6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3" office:value-type="string">
            <text:p>Place</text:p>
          </table:table-cell>
          <table:table-cell table:style-name="ce8" office:value-type="string">
            <text:p>Team</text:p>
          </table:table-cell>
          <table:table-cell table:style-name="ce6" table:number-columns-repeated="3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office:value-type="string">
            <text:p>Avalon 1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2">
            <text:p>2</text:p>
          </table:table-cell>
          <table:table-cell office:value-type="string">
            <text:p>Westgate 1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3">
            <text:p>3</text:p>
          </table:table-cell>
          <table:table-cell office:value-type="string">
            <text:p>TDAC 1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4">
            <text:p>4</text:p>
          </table:table-cell>
          <table:table-cell office:value-type="string">
            <text:p>Fairhaven 1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5">
            <text:p>5</text:p>
          </table:table-cell>
          <table:table-cell office:value-type="string">
            <text:p>Outlook 1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6">
            <text:p>6</text:p>
          </table:table-cell>
          <table:table-cell office:value-type="string">
            <text:p>Rosthern 1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7">
            <text:p>7</text:p>
          </table:table-cell>
          <table:table-cell office:value-type="string">
            <text:p>Erindale 1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8">
            <text:p>8</text:p>
          </table:table-cell>
          <table:table-cell office:value-type="string">
            <text:p>Outlook 2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9">
            <text:p>9</text:p>
          </table:table-cell>
          <table:table-cell office:value-type="string">
            <text:p>Westgate 2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10">
            <text:p>10</text:p>
          </table:table-cell>
          <table:table-cell office:value-type="string">
            <text:p>Rosthern 4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11">
            <text:p>11</text:p>
          </table:table-cell>
          <table:table-cell office:value-type="string">
            <text:p>Westgate 4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ce4" office:value-type="float" office:value="12">
            <text:p>12</text:p>
          </table:table-cell>
          <table:table-cell office:value-type="string">
            <text:p>Nipawin 1</text:p>
          </table:table-cell>
          <table:table-cell table:style-name="ce10" table:number-columns-repeated="2"/>
          <table:table-cell table:style-name="ce12"/>
          <table:table-cell/>
          <table:table-cell table:style-name="Default" table:number-columns-repeated="3"/>
        </table:table-row>
        <table:table-row table:style-name="ro3">
          <table:table-cell table:style-name="Default" table:number-columns-repeated="9"/>
        </table:table-row>
        <table:table-row table:style-name="ro3">
          <table:table-cell table:style-name="ce5" office:value-type="string" table:number-columns-spanned="5" table:number-rows-spanned="1">
            <text:p>A FINAL INDIVIDUAL STATS</text:p>
          </table:table-cell>
          <table:covered-table-cell table:number-columns-repeated="4" table:style-name="Default"/>
          <table:table-cell table:style-name="Default" table:number-columns-repeated="4"/>
        </table:table-row>
        <table:table-row table:style-name="ro3">
          <table:table-cell table:style-name="ce6" office:value-type="string">
            <text:p>Place</text:p>
          </table:table-cell>
          <table:table-cell table:style-name="ce8" office:value-type="string">
            <text:p>Team</text:p>
          </table:table-cell>
          <table:table-cell table:style-name="ce8" office:value-type="string">
            <text:p>Quizzer</text:p>
          </table:table-cell>
          <table:table-cell table:style-name="ce8" office:value-type="string">
            <text:p>Average</text:p>
          </table:table-cell>
          <table:table-cell table:style-name="ce13" office:value-type="string">
            <text:p>Errors</text:p>
          </table:table-cell>
          <table:table-cell table:style-name="ce13" office:value-type="string">
            <text:p>Jumps</text:p>
          </table:table-cell>
          <table:table-cell table:style-name="ce13" office:value-type="string">
            <text:p>Calc</text:p>
          </table:table-cell>
          <table:table-cell table:style-name="ce6" office:value-type="string">
            <text:p>Total Points</text:p>
          </table:table-cell>
          <table:table-cell table:style-name="ce13" office:value-type="string">
            <text:p>Total Quizze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DAC 1</text:p>
          </table:table-cell>
          <table:table-cell office:value-type="string">
            <text:p>Aiden Glass</text:p>
          </table:table-cell>
          <table:table-cell office:value-type="float" office:value="68.3333333333333">
            <text:p>68.3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8.331">
            <text:p>68.3310</text:p>
          </table:table-cell>
          <table:table-cell office:value-type="float" office:value="410">
            <text:p>41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valon 1</text:p>
          </table:table-cell>
          <table:table-cell office:value-type="string">
            <text:p>Liam MacDiarmid</text:p>
          </table:table-cell>
          <table:table-cell office:value-type="float" office:value="68">
            <text:p>68.0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8.001">
            <text:p>68.0010</text:p>
          </table:table-cell>
          <table:table-cell office:value-type="float" office:value="340">
            <text:p>34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Westgate 1</text:p>
          </table:table-cell>
          <table:table-cell office:value-type="string">
            <text:p>John Juson</text:p>
          </table:table-cell>
          <table:table-cell office:value-type="float" office:value="65.7142857142857">
            <text:p>65.7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65.7103333333333">
            <text:p>65.7103</text:p>
          </table:table-cell>
          <table:table-cell office:value-type="float" office:value="460">
            <text:p>46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rindale 1</text:p>
          </table:table-cell>
          <table:table-cell office:value-type="string">
            <text:p>Willem Hettinga</text:p>
          </table:table-cell>
          <table:table-cell office:value-type="float" office:value="64.2857142857143">
            <text:p>64.2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64.29025">
            <text:p>64.2903</text:p>
          </table:table-cell>
          <table:table-cell office:value-type="float" office:value="450">
            <text:p>45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Fairhaven 1</text:p>
          </table:table-cell>
          <table:table-cell office:value-type="string">
            <text:p>Josh Agent</text:p>
          </table:table-cell>
          <table:table-cell office:value-type="float" office:value="61.6666666666667">
            <text:p>61.6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.68">
            <text:p>61.6800</text:p>
          </table:table-cell>
          <table:table-cell office:value-type="float" office:value="370">
            <text:p>37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Outlook 1</text:p>
          </table:table-cell>
          <table:table-cell office:value-type="string">
            <text:p>Ana Hein </text:p>
          </table:table-cell>
          <table:table-cell office:value-type="float" office:value="60">
            <text:p>60.0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60.000125">
            <text:p>60.0001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Avalon 1</text:p>
          </table:table-cell>
          <table:table-cell office:value-type="string">
            <text:p>Luke Shevkenek</text:p>
          </table:table-cell>
          <table:table-cell office:value-type="float" office:value="54">
            <text:p>54.0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4.00025">
            <text:p>54.0003</text:p>
          </table:table-cell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Westgate 1</text:p>
          </table:table-cell>
          <table:table-cell office:value-type="string">
            <text:p>Kiana Ens</text:p>
          </table:table-cell>
          <table:table-cell office:value-type="float" office:value="41.4285714285714">
            <text:p>41.4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1.4301666666667">
            <text:p>41.4302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Westgate 2</text:p>
          </table:table-cell>
          <table:table-cell office:value-type="string">
            <text:p>Hannah Ashby</text:p>
          </table:table-cell>
          <table:table-cell office:value-type="float" office:value="40">
            <text:p>40.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0.01">
            <text:p>40.0100</text:p>
          </table:table-cell>
          <table:table-cell office:value-type="float" office:value="320">
            <text:p>320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Fairhaven 1</text:p>
          </table:table-cell>
          <table:table-cell office:value-type="string">
            <text:p>Cassidy Letkeman</text:p>
          </table:table-cell>
          <table:table-cell office:value-type="float" office:value="36.6666666666667">
            <text:p>36.6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6.6702">
            <text:p>36.6702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Outlook 2</text:p>
          </table:table-cell>
          <table:table-cell office:value-type="string">
            <text:p>David SAados</text:p>
          </table:table-cell>
          <table:table-cell office:value-type="float" office:value="36.25">
            <text:p>36.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6.2503333333333">
            <text:p>36.2503</text:p>
          </table:table-cell>
          <table:table-cell office:value-type="float" office:value="290">
            <text:p>290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valon 1</text:p>
          </table:table-cell>
          <table:table-cell office:value-type="string">
            <text:p>Saryn MacDiarmid</text:p>
          </table:table-cell>
          <table:table-cell office:value-type="float" office:value="36">
            <text:p>36.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.0003333333333">
            <text:p>36.0003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Outlook 2</text:p>
          </table:table-cell>
          <table:table-cell office:value-type="string">
            <text:p>Teague Iron</text:p>
          </table:table-cell>
          <table:table-cell office:value-type="float" office:value="35">
            <text:p>35.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5.0005">
            <text:p>35.0005</text:p>
          </table:table-cell>
          <table:table-cell office:value-type="float" office:value="280">
            <text:p>280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rindale 1</text:p>
          </table:table-cell>
          <table:table-cell office:value-type="string">
            <text:p>Jacob Heppner</text:p>
          </table:table-cell>
          <table:table-cell office:value-type="float" office:value="34.2857142857143">
            <text:p>34.2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4.2901">
            <text:p>34.2901</text:p>
          </table:table-cell>
          <table:table-cell office:value-type="float" office:value="240">
            <text:p>24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Rosthern 1</text:p>
          </table:table-cell>
          <table:table-cell office:value-type="string">
            <text:p>Jalyna Neudorf</text:p>
          </table:table-cell>
          <table:table-cell office:value-type="float" office:value="32">
            <text:p>32.0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2.001">
            <text:p>32.0010</text:p>
          </table:table-cell>
          <table:table-cell office:value-type="float" office:value="320">
            <text:p>32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TDAC 1</text:p>
          </table:table-cell>
          <table:table-cell office:value-type="string">
            <text:p>Katie Dyck</text:p>
          </table:table-cell>
          <table:table-cell office:value-type="float" office:value="31.6666666666667">
            <text:p>31.6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1.6702">
            <text:p>31.6702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Westgate 4</text:p>
          </table:table-cell>
          <table:table-cell office:value-type="string">
            <text:p>Sam VanAgteren</text:p>
          </table:table-cell>
          <table:table-cell office:value-type="float" office:value="27.1428571428571">
            <text:p>27.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7.1403333333333">
            <text:p>27.1403</text:p>
          </table:table-cell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Avalon 1</text:p>
          </table:table-cell>
          <table:table-cell office:value-type="string">
            <text:p>Easton Martens</text:p>
          </table:table-cell>
          <table:table-cell office:value-type="float" office:value="26">
            <text:p>26.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6.0005">
            <text:p>26.0005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Westgate 2</text:p>
          </table:table-cell>
          <table:table-cell office:value-type="string">
            <text:p>Winter Doerksen</text:p>
          </table:table-cell>
          <table:table-cell office:value-type="float" office:value="18.75">
            <text:p>18.7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.751">
            <text:p>18.7510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Rosthern 1</text:p>
          </table:table-cell>
          <table:table-cell office:value-type="string">
            <text:p>Shaylynn Peters</text:p>
          </table:table-cell>
          <table:table-cell office:value-type="float" office:value="18">
            <text:p>18.0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8.0001428571429">
            <text:p>18.0001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Rosthern 4</text:p>
          </table:table-cell>
          <table:table-cell office:value-type="string">
            <text:p>June Gader</text:p>
          </table:table-cell>
          <table:table-cell office:value-type="float" office:value="17.1428571428571">
            <text:p>17.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.1403333333333">
            <text:p>17.1403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Westgate 1</text:p>
          </table:table-cell>
          <table:table-cell office:value-type="string">
            <text:p>Caleb Ens</text:p>
          </table:table-cell>
          <table:table-cell office:value-type="float" office:value="17.1428571428571">
            <text:p>17.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.14025">
            <text:p>17.1403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Outlook 1</text:p>
          </table:table-cell>
          <table:table-cell office:value-type="string">
            <text:p>Jeff SAados</text:p>
          </table:table-cell>
          <table:table-cell office:value-type="float" office:value="12">
            <text:p>12.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.0005">
            <text:p>12.0005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Nipawin 1</text:p>
          </table:table-cell>
          <table:table-cell office:value-type="string">
            <text:p>Joshua Adrian</text:p>
          </table:table-cell>
          <table:table-cell office:value-type="float" office:value="11.4285714285714">
            <text:p>11.4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.4303333333333">
            <text:p>11.4303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Westgate 4</text:p>
          </table:table-cell>
          <table:table-cell office:value-type="string">
            <text:p>Jadyn Shrigley</text:p>
          </table:table-cell>
          <table:table-cell office:value-type="float" office:value="11.4285714285714">
            <text:p>11.4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.4303333333333">
            <text:p>11.4303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Rosthern 4</text:p>
          </table:table-cell>
          <table:table-cell office:value-type="string">
            <text:p>Katelyn Wielinga</text:p>
          </table:table-cell>
          <table:table-cell office:value-type="float" office:value="10">
            <text:p>10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.001">
            <text:p>10.0010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ipawin 1</text:p>
          </table:table-cell>
          <table:table-cell office:value-type="string">
            <text:p>Shelby Dahl</text:p>
          </table:table-cell>
          <table:table-cell office:value-type="float" office:value="7.14285714285714">
            <text:p>7.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.1402">
            <text:p>7.140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ipawin 1</text:p>
          </table:table-cell>
          <table:table-cell office:value-type="string">
            <text:p>Keturah Adrian</text:p>
          </table:table-cell>
          <table:table-cell office:value-type="float" office:value="7.14285714285714">
            <text:p>7.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.14016666666667">
            <text:p>7.1402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Erindale 1</text:p>
          </table:table-cell>
          <table:table-cell office:value-type="string">
            <text:p>Hudson Willems</text:p>
          </table:table-cell>
          <table:table-cell office:value-type="float" office:value="5.71428571428571">
            <text:p>5.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711">
            <text:p>5.711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Westgate 4</text:p>
          </table:table-cell>
          <table:table-cell office:value-type="string">
            <text:p>Marshall Lane</text:p>
          </table:table-cell>
          <table:table-cell office:value-type="float" office:value="5.71428571428571">
            <text:p>5.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.711">
            <text:p>5.7110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Rosthern 1</text:p>
          </table:table-cell>
          <table:table-cell office:value-type="string">
            <text:p>Cassidy Wurtz</text:p>
          </table:table-cell>
          <table:table-cell office:value-type="float" office:value="5">
            <text:p>5.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.00025">
            <text:p>5.000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Rosthern 1</text:p>
          </table:table-cell>
          <table:table-cell office:value-type="string">
            <text:p>Natalie Funk</text:p>
          </table:table-cell>
          <table:table-cell office:value-type="float" office:value="4">
            <text:p>4.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0005">
            <text:p>4.000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Rosthern 4</text:p>
          </table:table-cell>
          <table:table-cell office:value-type="string">
            <text:p>Kadelyn Wall</text:p>
          </table:table-cell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.75025">
            <text:p>3.750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DAC 1</text:p>
          </table:table-cell>
          <table:table-cell office:value-type="string">
            <text:p>Haydn Ulven</text:p>
          </table:table-cell>
          <table:table-cell office:value-type="float" office:value="3.33333333333333">
            <text:p>3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4">
            <text:p>3.34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Fairhaven 1</text:p>
          </table:table-cell>
          <table:table-cell office:value-type="string">
            <text:p>Rachel Walde</text:p>
          </table:table-cell>
          <table:table-cell office:value-type="float" office:value="3.33333333333333">
            <text:p>3.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3305">
            <text:p>3.330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TDAC 1</text:p>
          </table:table-cell>
          <table:table-cell office:value-type="string">
            <text:p>Taegan Isaac</text:p>
          </table:table-cell>
          <table:table-cell office:value-type="float" office:value="3.33333333333333">
            <text:p>3.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3305">
            <text:p>3.330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Westgate 4</text:p>
          </table:table-cell>
          <table:table-cell office:value-type="string">
            <text:p>Cory Gibson</text:p>
          </table:table-cell>
          <table:table-cell office:value-type="float" office:value="2.85714285714286">
            <text:p>2.8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.8602">
            <text:p>2.860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Outlook 2</text:p>
          </table:table-cell>
          <table:table-cell office:value-type="string">
            <text:p>Hope Friesen</text:p>
          </table:table-cell>
          <table:table-cell office:value-type="float" office:value="2.5">
            <text:p>2.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01">
            <text:p>2.501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Outlook 2</text:p>
          </table:table-cell>
          <table:table-cell office:value-type="string">
            <text:p>Sam Mellen</text:p>
          </table:table-cell>
          <table:table-cell office:value-type="float" office:value="2.5">
            <text:p>2.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01">
            <text:p>2.501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</table:table>
      <table:table table:name="K Team" table:style-name="ta1" table:print-ranges="'K Team'.A1:'K Team'.I31">
        <table:table-column table:style-name="co2" table:default-cell-style-name="ce7"/>
        <table:table-column table:style-name="co5" table:default-cell-style-name="ce9"/>
        <table:table-column table:style-name="co6" table:default-cell-style-name="ce9"/>
        <table:table-column table:style-name="co2" table:default-cell-style-name="ce11"/>
        <table:table-column table:style-name="co2" table:number-columns-repeated="2" table:default-cell-style-name="ce7"/>
        <table:table-column table:style-name="co2" table:default-cell-style-name="ce14"/>
        <table:table-column table:style-name="co2" table:number-columns-repeated="2" table:default-cell-style-name="ce7"/>
        <table:table-row table:style-name="ro4">
          <table:table-cell table:style-name="ce2" office:value-type="string" table:number-columns-spanned="5" table:number-rows-spanned="1">
            <text:p>K FINAL TEAM STATS</text:p>
          </table:table-cell>
          <table:covered-table-cell table:style-name="ce8"/>
          <table:covered-table-cell table:number-columns-repeated="3" table:style-name="ce6"/>
          <table:table-cell table:style-name="Default" table:number-columns-repeated="4"/>
        </table:table-row>
        <table:table-row table:style-name="ro4">
          <table:table-cell table:style-name="ce3"/>
          <table:table-cell table:style-name="ce8"/>
          <table:table-cell table:style-name="ce6" table:number-columns-repeated="3"/>
          <table:table-cell table:style-name="Default" table:number-columns-repeated="4"/>
        </table:table-row>
        <table:table-row table:style-name="ro4">
          <table:table-cell table:style-name="ce3" office:value-type="string">
            <text:p>Place</text:p>
          </table:table-cell>
          <table:table-cell table:style-name="ce8" office:value-type="string">
            <text:p>Team</text:p>
          </table:table-cell>
          <table:table-cell table:style-name="ce6" table:number-columns-repeated="3"/>
          <table:table-cell table:style-name="Default" table:number-columns-repeated="4"/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string">
            <text:p>Westgate 5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string">
            <text:p>Westgate 3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string">
            <text:p>TDAC 3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Rosthern 3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4">
          <table:table-cell table:style-name="ce4" office:value-type="float" office:value="5">
            <text:p>5</text:p>
          </table:table-cell>
          <table:table-cell office:value-type="string">
            <text:p>TDAC 2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4">
          <table:table-cell table:style-name="ce4" office:value-type="float" office:value="6">
            <text:p>6</text:p>
          </table:table-cell>
          <table:table-cell office:value-type="string">
            <text:p>Rosthern 2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4">
          <table:table-cell table:style-name="ce4" office:value-type="float" office:value="7">
            <text:p>7</text:p>
          </table:table-cell>
          <table:table-cell office:value-type="string">
            <text:p>Westgate 6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4">
          <table:table-cell table:style-name="Default" table:number-columns-repeated="9"/>
        </table:table-row>
        <table:table-row table:style-name="ro4">
          <table:table-cell table:style-name="ce5" office:value-type="string" table:number-columns-spanned="5" table:number-rows-spanned="1">
            <text:p>K FINAL INDIVIDUAL STATS</text:p>
          </table:table-cell>
          <table:covered-table-cell table:number-columns-repeated="4" table:style-name="Default"/>
          <table:table-cell table:style-name="Default" table:number-columns-repeated="4"/>
        </table:table-row>
        <table:table-row table:style-name="ro4">
          <table:table-cell table:style-name="Default" table:number-columns-repeated="9"/>
        </table:table-row>
        <table:table-row table:style-name="ro4">
          <table:table-cell table:style-name="ce6" office:value-type="string">
            <text:p>Place</text:p>
          </table:table-cell>
          <table:table-cell table:style-name="ce8" office:value-type="string">
            <text:p>Team</text:p>
          </table:table-cell>
          <table:table-cell table:style-name="ce8" office:value-type="string">
            <text:p>Quizzer</text:p>
          </table:table-cell>
          <table:table-cell table:style-name="ce8" office:value-type="string">
            <text:p>Average</text:p>
          </table:table-cell>
          <table:table-cell table:style-name="ce13" office:value-type="string">
            <text:p>Errors</text:p>
          </table:table-cell>
          <table:table-cell table:style-name="ce13" office:value-type="string">
            <text:p>Jumps</text:p>
          </table:table-cell>
          <table:table-cell table:style-name="ce13" office:value-type="string">
            <text:p>Calc</text:p>
          </table:table-cell>
          <table:table-cell table:style-name="ce6" office:value-type="string">
            <text:p>Total Points</text:p>
          </table:table-cell>
          <table:table-cell table:style-name="ce13" office:value-type="string">
            <text:p>Total Quizz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estgate 5</text:p>
          </table:table-cell>
          <table:table-cell office:value-type="string">
            <text:p>Wisdon Okereke</text:p>
          </table:table-cell>
          <table:table-cell office:value-type="float" office:value="37.1428571428571">
            <text:p>37.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7.1401111111111">
            <text:p>37.1401</text:p>
          </table:table-cell>
          <table:table-cell office:value-type="float" office:value="260">
            <text:p>260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Rosthern 3</text:p>
          </table:table-cell>
          <table:table-cell office:value-type="string">
            <text:p>Say Eh Paw</text:p>
          </table:table-cell>
          <table:table-cell office:value-type="float" office:value="31.6666666666667">
            <text:p>31.6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1.67025">
            <text:p>31.670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DAC 3</text:p>
          </table:table-cell>
          <table:table-cell office:value-type="string">
            <text:p>Rodney Klippenstein</text:p>
          </table:table-cell>
          <table:table-cell office:value-type="float" office:value="31.4285714285714">
            <text:p>31.4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1.4301428571429">
            <text:p>31.4301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DAC 3</text:p>
          </table:table-cell>
          <table:table-cell office:value-type="string">
            <text:p>Kylie Cooke</text:p>
          </table:table-cell>
          <table:table-cell office:value-type="float" office:value="28.5714285714286">
            <text:p>28.5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8.571">
            <text:p>28.571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Westgate 3</text:p>
          </table:table-cell>
          <table:table-cell office:value-type="string">
            <text:p>Joy Okereke</text:p>
          </table:table-cell>
          <table:table-cell office:value-type="float" office:value="28.3333333333333">
            <text:p>28.3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8.3301666666667">
            <text:p>28.3302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TDAC 2</text:p>
          </table:table-cell>
          <table:table-cell office:value-type="string">
            <text:p>Taylor SchwA</text:p>
          </table:table-cell>
          <table:table-cell office:value-type="float" office:value="21.6666666666667">
            <text:p>21.6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.6705">
            <text:p>21.6705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Westgate 3</text:p>
          </table:table-cell>
          <table:table-cell office:value-type="string">
            <text:p>Ashton Loewen</text:p>
          </table:table-cell>
          <table:table-cell office:value-type="float" office:value="18.3333333333333">
            <text:p>18.3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.33025">
            <text:p>18.3303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Rosthern 2</text:p>
          </table:table-cell>
          <table:table-cell office:value-type="string">
            <text:p>Brooklyn Peters</text:p>
          </table:table-cell>
          <table:table-cell office:value-type="float" office:value="16.6666666666667">
            <text:p>16.6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.6705">
            <text:p>16.670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Westgate 5</text:p>
          </table:table-cell>
          <table:table-cell office:value-type="string">
            <text:p>Jordan McGettigan</text:p>
          </table:table-cell>
          <table:table-cell office:value-type="float" office:value="14.2857142857143">
            <text:p>14.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.29025">
            <text:p>14.290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Westgate 3</text:p>
          </table:table-cell>
          <table:table-cell office:value-type="string">
            <text:p>Kaylee Gerbrandt</text:p>
          </table:table-cell>
          <table:table-cell office:value-type="float" office:value="10">
            <text:p>10.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.0005">
            <text:p>10.000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Westgate 6</text:p>
          </table:table-cell>
          <table:table-cell office:value-type="string">
            <text:p>Quin Lane</text:p>
          </table:table-cell>
          <table:table-cell office:value-type="float" office:value="10">
            <text:p>10.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.0003333333333">
            <text:p>10.0003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Westgate 5</text:p>
          </table:table-cell>
          <table:table-cell office:value-type="string">
            <text:p>James Gregory</text:p>
          </table:table-cell>
          <table:table-cell office:value-type="float" office:value="8.57142857142857">
            <text:p>8.5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8.57007692307692">
            <text:p>8.5701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TDAC 2</text:p>
          </table:table-cell>
          <table:table-cell office:value-type="string">
            <text:p>Ryann Cooke</text:p>
          </table:table-cell>
          <table:table-cell office:value-type="float" office:value="6.66666666666667">
            <text:p>6.6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.6705">
            <text:p>6.6705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Rosthern 2</text:p>
          </table:table-cell>
          <table:table-cell office:value-type="string">
            <text:p>Josh Rempel</text:p>
          </table:table-cell>
          <table:table-cell office:value-type="float" office:value="5">
            <text:p>5.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0005">
            <text:p>5.0005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Westgate 6</text:p>
          </table:table-cell>
          <table:table-cell office:value-type="string">
            <text:p>Moses Akon</text:p>
          </table:table-cell>
          <table:table-cell office:value-type="float" office:value="3.33333333333333">
            <text:p>3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4">
            <text:p>3.34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TDAC 3</text:p>
          </table:table-cell>
          <table:table-cell office:value-type="string">
            <text:p>Jono Dyck</text:p>
          </table:table-cell>
          <table:table-cell office:value-type="float" office:value="2.85714285714286">
            <text:p>2.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87">
            <text:p>2.87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TDAC 3</text:p>
          </table:table-cell>
          <table:table-cell office:value-type="string">
            <text:p>Keegan Isaac</text:p>
          </table:table-cell>
          <table:table-cell office:value-type="float" office:value="2.85714285714286">
            <text:p>2.8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86025">
            <text:p>2.860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</table:table>
      <table:table table:name="C Team" table:style-name="ta1" table:print-ranges="'C Team'.A1:'C Team'.I50">
        <table:table-column table:style-name="co2" table:default-cell-style-name="ce7"/>
        <table:table-column table:style-name="co7" table:default-cell-style-name="ce9"/>
        <table:table-column table:style-name="co8" table:default-cell-style-name="ce9"/>
        <table:table-column table:style-name="co2" table:default-cell-style-name="ce11"/>
        <table:table-column table:style-name="co2" table:number-columns-repeated="2" table:default-cell-style-name="ce7"/>
        <table:table-column table:style-name="co2" table:default-cell-style-name="ce14"/>
        <table:table-column table:style-name="co2" table:number-columns-repeated="2" table:default-cell-style-name="ce7"/>
        <table:table-row table:style-name="ro5">
          <table:table-cell table:style-name="ce2" office:value-type="string" table:number-columns-spanned="5" table:number-rows-spanned="1">
            <text:p>C FINAL TEAM STATS</text:p>
          </table:table-cell>
          <table:covered-table-cell table:style-name="ce8"/>
          <table:covered-table-cell table:number-columns-repeated="3" table:style-name="ce6"/>
          <table:table-cell table:style-name="Default" table:number-columns-repeated="4"/>
        </table:table-row>
        <table:table-row table:style-name="ro5">
          <table:table-cell table:style-name="ce2"/>
          <table:table-cell table:style-name="ce8"/>
          <table:table-cell table:style-name="ce6" table:number-columns-repeated="3"/>
          <table:table-cell table:style-name="Default" table:number-columns-repeated="4"/>
        </table:table-row>
        <table:table-row table:style-name="ro5">
          <table:table-cell table:style-name="ce3" office:value-type="string">
            <text:p>Place</text:p>
          </table:table-cell>
          <table:table-cell table:style-name="ce8" office:value-type="string">
            <text:p>Team</text:p>
          </table:table-cell>
          <table:table-cell table:style-name="ce6" table:number-columns-repeated="3"/>
          <table:table-cell table:style-name="Default" table:number-columns-repeated="4"/>
        </table:table-row>
        <table:table-row table:style-name="ro5">
          <table:table-cell table:style-name="ce4" office:value-type="float" office:value="1">
            <text:p>1</text:p>
          </table:table-cell>
          <table:table-cell office:value-type="string">
            <text:p>Erindale 2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2">
            <text:p>2</text:p>
          </table:table-cell>
          <table:table-cell office:value-type="string">
            <text:p>TDAC 4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3">
            <text:p>3</text:p>
          </table:table-cell>
          <table:table-cell office:value-type="string">
            <text:p>Erindale 3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4">
            <text:p>4</text:p>
          </table:table-cell>
          <table:table-cell office:value-type="string">
            <text:p>Avalon 3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5">
            <text:p>5</text:p>
          </table:table-cell>
          <table:table-cell office:value-type="string">
            <text:p>Avalon 2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6">
            <text:p>6</text:p>
          </table:table-cell>
          <table:table-cell office:value-type="string">
            <text:p>Westgate 7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7">
            <text:p>7</text:p>
          </table:table-cell>
          <table:table-cell office:value-type="string">
            <text:p>Nipawin 2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8">
            <text:p>8</text:p>
          </table:table-cell>
          <table:table-cell office:value-type="string">
            <text:p>Fairhaven 2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9">
            <text:p>9</text:p>
          </table:table-cell>
          <table:table-cell office:value-type="string">
            <text:p>Rosthern 5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10">
            <text:p>10</text:p>
          </table:table-cell>
          <table:table-cell office:value-type="string">
            <text:p>Rosthern 6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ce4" office:value-type="float" office:value="11">
            <text:p>11</text:p>
          </table:table-cell>
          <table:table-cell office:value-type="string">
            <text:p>Prince Albert 1</text:p>
          </table:table-cell>
          <table:table-cell table:style-name="ce10" table:number-columns-repeated="2"/>
          <table:table-cell table:style-name="ce12"/>
          <table:table-cell table:style-name="Default" table:number-columns-repeated="4"/>
        </table:table-row>
        <table:table-row table:style-name="ro5">
          <table:table-cell table:style-name="Default" table:number-columns-repeated="9"/>
        </table:table-row>
        <table:table-row table:style-name="ro5">
          <table:table-cell table:style-name="ce5" office:value-type="string" table:number-columns-spanned="5" table:number-rows-spanned="1">
            <text:p>C FINAL INDIVIDUAL STATS</text:p>
          </table:table-cell>
          <table:covered-table-cell table:number-columns-repeated="4" table:style-name="Default"/>
          <table:table-cell table:style-name="Default" table:number-columns-repeated="4"/>
        </table:table-row>
        <table:table-row table:style-name="ro5">
          <table:table-cell table:style-name="ce6" office:value-type="string">
            <text:p>Place</text:p>
          </table:table-cell>
          <table:table-cell table:style-name="ce8" office:value-type="string">
            <text:p>Team</text:p>
          </table:table-cell>
          <table:table-cell table:style-name="ce8" office:value-type="string">
            <text:p>Quizzer</text:p>
          </table:table-cell>
          <table:table-cell table:style-name="ce8" office:value-type="string">
            <text:p>Average</text:p>
          </table:table-cell>
          <table:table-cell table:style-name="ce13" office:value-type="string">
            <text:p>Errors</text:p>
          </table:table-cell>
          <table:table-cell table:style-name="ce13" office:value-type="string">
            <text:p>Jumps</text:p>
          </table:table-cell>
          <table:table-cell table:style-name="ce13" office:value-type="string">
            <text:p>Calc</text:p>
          </table:table-cell>
          <table:table-cell table:style-name="ce6" office:value-type="string">
            <text:p>Total Points</text:p>
          </table:table-cell>
          <table:table-cell table:style-name="ce13" office:value-type="string">
            <text:p>Total Quizze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Avalon 3</text:p>
          </table:table-cell>
          <table:table-cell office:value-type="string">
            <text:p>Will Shevkenek #</text:p>
          </table:table-cell>
          <table:table-cell office:value-type="float" office:value="67.5">
            <text:p>67.5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67.5005">
            <text:p>67.5005</text:p>
          </table:table-cell>
          <table:table-cell office:value-type="float" office:value="540">
            <text:p>540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rindale 3</text:p>
          </table:table-cell>
          <table:table-cell office:value-type="string">
            <text:p>Katrina Bergen #</text:p>
          </table:table-cell>
          <table:table-cell office:value-type="float" office:value="60">
            <text:p>60.0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60.0002">
            <text:p>60.0002</text:p>
          </table:table-cell>
          <table:table-cell office:value-type="float" office:value="420">
            <text:p>42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Fairhaven 2</text:p>
          </table:table-cell>
          <table:table-cell office:value-type="string">
            <text:p>Cassidy Agent #</text:p>
          </table:table-cell>
          <table:table-cell office:value-type="float" office:value="56.25">
            <text:p>56.25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6.2501428571429">
            <text:p>56.2501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Erindale 2</text:p>
          </table:table-cell>
          <table:table-cell office:value-type="string">
            <text:p>Joanne Ter #</text:p>
          </table:table-cell>
          <table:table-cell office:value-type="float" office:value="54">
            <text:p>54.0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4.00025">
            <text:p>54.0003</text:p>
          </table:table-cell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Avalon 2</text:p>
          </table:table-cell>
          <table:table-cell office:value-type="string">
            <text:p>Elijah Zhao #</text:p>
          </table:table-cell>
          <table:table-cell office:value-type="float" office:value="52">
            <text:p>52.0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2.0002">
            <text:p>52.0002</text:p>
          </table:table-cell>
          <table:table-cell office:value-type="float" office:value="520">
            <text:p>520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Westgate 7</text:p>
          </table:table-cell>
          <table:table-cell office:value-type="string">
            <text:p>Matthew Gregory #</text:p>
          </table:table-cell>
          <table:table-cell office:value-type="float" office:value="51.25">
            <text:p>51.25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51.2501111111111">
            <text:p>51.2501</text:p>
          </table:table-cell>
          <table:table-cell office:value-type="float" office:value="410">
            <text:p>410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TDAC 4</text:p>
          </table:table-cell>
          <table:table-cell office:value-type="string">
            <text:p>Ado Kambala #</text:p>
          </table:table-cell>
          <table:table-cell office:value-type="float" office:value="47.1428571428571">
            <text:p>47.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7.14025">
            <text:p>47.1403</text:p>
          </table:table-cell>
          <table:table-cell office:value-type="float" office:value="330">
            <text:p>33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TDAC 4</text:p>
          </table:table-cell>
          <table:table-cell office:value-type="string">
            <text:p>Faith Kambala #</text:p>
          </table:table-cell>
          <table:table-cell office:value-type="float" office:value="44.2857142857143">
            <text:p>44.2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4.2905">
            <text:p>44.2905</text:p>
          </table:table-cell>
          <table:table-cell office:value-type="float" office:value="310">
            <text:p>31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Erindale 2</text:p>
          </table:table-cell>
          <table:table-cell office:value-type="string">
            <text:p>Esther Zhu #</text:p>
          </table:table-cell>
          <table:table-cell office:value-type="float" office:value="44">
            <text:p>44.0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4.0001428571429">
            <text:p>44.0001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Rosthern 6</text:p>
          </table:table-cell>
          <table:table-cell office:value-type="string">
            <text:p>Tate Yanke #</text:p>
          </table:table-cell>
          <table:table-cell office:value-type="float" office:value="36.6666666666667">
            <text:p>36.6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6.6705">
            <text:p>36.6705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Westgate 7</text:p>
          </table:table-cell>
          <table:table-cell office:value-type="string">
            <text:p>Bin Phan #</text:p>
          </table:table-cell>
          <table:table-cell office:value-type="float" office:value="32.5">
            <text:p>32.5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2.5002">
            <text:p>32.5002</text:p>
          </table:table-cell>
          <table:table-cell office:value-type="float" office:value="260">
            <text:p>260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Avalon 3</text:p>
          </table:table-cell>
          <table:table-cell office:value-type="string">
            <text:p>Neil Wyatt #</text:p>
          </table:table-cell>
          <table:table-cell office:value-type="float" office:value="27.5">
            <text:p>27.5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7.5001666666667">
            <text:p>27.5002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float" office:value="16.6666666666667">
            <text:p>16.6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.67025">
            <text:p>16.6703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Erindale 2</text:p>
          </table:table-cell>
          <table:table-cell office:value-type="string">
            <text:p>Qian Zhang #</text:p>
          </table:table-cell>
          <table:table-cell office:value-type="float" office:value="16">
            <text:p>16.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.0003333333333">
            <text:p>16.0003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Avalon 2</text:p>
          </table:table-cell>
          <table:table-cell office:value-type="string">
            <text:p>Chito Kusinza #</text:p>
          </table:table-cell>
          <table:table-cell office:value-type="float" office:value="16">
            <text:p>16.0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6.0001428571429">
            <text:p>16.0001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Erindale 3</text:p>
          </table:table-cell>
          <table:table-cell office:value-type="string">
            <text:p>Churchill Obamwonyi #</text:p>
          </table:table-cell>
          <table:table-cell office:value-type="float" office:value="14.2857142857143">
            <text:p>14.2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.2901428571429">
            <text:p>14.2901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float" office:value="13.3333333333333">
            <text:p>13.3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.3305">
            <text:p>13.3305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Nipawin 2</text:p>
          </table:table-cell>
          <table:table-cell office:value-type="string">
            <text:p>Carter Dahl #</text:p>
          </table:table-cell>
          <table:table-cell office:value-type="float" office:value="11.4285714285714">
            <text:p>11.4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.4305">
            <text:p>11.4305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Rosthern 5</text:p>
          </table:table-cell>
          <table:table-cell office:value-type="string">
            <text:p>Carleigh Peters #</text:p>
          </table:table-cell>
          <table:table-cell office:value-type="float" office:value="10">
            <text:p>10.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.01">
            <text:p>10.0100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Erindale 3</text:p>
          </table:table-cell>
          <table:table-cell office:value-type="string">
            <text:p>Danette Maxwell #</text:p>
          </table:table-cell>
          <table:table-cell office:value-type="float" office:value="8.57142857142857">
            <text:p>8.5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8.5702">
            <text:p>8.5702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Fairhaven 2</text:p>
          </table:table-cell>
          <table:table-cell office:value-type="string">
            <text:p>Ty Peters #</text:p>
          </table:table-cell>
          <table:table-cell office:value-type="float" office:value="7.5">
            <text:p>7.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.5005">
            <text:p>7.5005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float" office:value="6.66666666666667">
            <text:p>6.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.6702">
            <text:p>6.6702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Westgate 7</text:p>
          </table:table-cell>
          <table:table-cell office:value-type="string">
            <text:p>Glory Okereke #</text:p>
          </table:table-cell>
          <table:table-cell office:value-type="float" office:value="6.25">
            <text:p>6.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.25033333333333">
            <text:p>6.250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Fairhaven 2</text:p>
          </table:table-cell>
          <table:table-cell office:value-type="string">
            <text:p>Lillia Fish #</text:p>
          </table:table-cell>
          <table:table-cell office:value-type="float" office:value="6.25">
            <text:p>6.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.25014285714286">
            <text:p>6.250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Nipawin 2</text:p>
          </table:table-cell>
          <table:table-cell office:value-type="string">
            <text:p>Cole Dahl #</text:p>
          </table:table-cell>
          <table:table-cell office:value-type="float" office:value="5.71428571428571">
            <text:p>5.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7105">
            <text:p>5.710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Nipawin 2</text:p>
          </table:table-cell>
          <table:table-cell office:value-type="string">
            <text:p>Malyk Martens #</text:p>
          </table:table-cell>
          <table:table-cell office:value-type="float" office:value="5.71428571428571">
            <text:p>5.7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7105">
            <text:p>5.7105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Westgate 7</text:p>
          </table:table-cell>
          <table:table-cell office:value-type="string">
            <text:p>Therin Moosuk #</text:p>
          </table:table-cell>
          <table:table-cell office:value-type="float" office:value="5">
            <text:p>5.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0005">
            <text:p>5.000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airhaven 2</text:p>
          </table:table-cell>
          <table:table-cell office:value-type="string">
            <text:p>Emily Letkeman #</text:p>
          </table:table-cell>
          <table:table-cell office:value-type="float" office:value="5">
            <text:p>5.0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.00011111111111">
            <text:p>5.0001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DAC 4</text:p>
          </table:table-cell>
          <table:table-cell office:value-type="string">
            <text:p>Derykah Friesen #</text:p>
          </table:table-cell>
          <table:table-cell office:value-type="float" office:value="4.28571428571429">
            <text:p>4.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2905">
            <text:p>4.2905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Rosthern 5</text:p>
          </table:table-cell>
          <table:table-cell office:value-type="string">
            <text:p>Paw Lie #</text:p>
          </table:table-cell>
          <table:table-cell office:value-type="float" office:value="3.33333333333333">
            <text:p>3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4">
            <text:p>3.340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31">
            <text:p>31</text:p>
          </table:table-cell>
          <table:table-cell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float" office:value="3.33333333333333">
            <text:p>3.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331">
            <text:p>3.33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Rosthern 6</text:p>
          </table:table-cell>
          <table:table-cell office:value-type="string">
            <text:p>Lenya Hampe #</text:p>
          </table:table-cell>
          <table:table-cell office:value-type="float" office:value="3.33333333333333">
            <text:p>3.3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3305">
            <text:p>3.330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Avalon 2</text:p>
          </table:table-cell>
          <table:table-cell office:value-type="string">
            <text:p>Aimee Wyatt #</text:p>
          </table:table-cell>
          <table:table-cell office:value-type="float" office:value="2">
            <text:p>2.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01">
            <text:p>2.01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</table:table>
      <table:database-ranges>
        <table:database-range table:target-range-address="'A Team'.A3:'A Team'.E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6" number:min-integer-digits="1"/>
    </number:number-style>
    <number:number-style style:name="N119">
      <number:number number:decimal-places="4" number:min-integer-digits="1"/>
    </number:number-style>
    <number:number-style style:name="N121P0" style:volatile="true">
      <number:text>F</number:text>
    </number:number-style>
    <number:number-style style:name="N121">
      <number:text>T</number:text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number:text>-$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0" number:min-integer-digits="1" number:grouping="true"/>
    </number:number-style>
    <number:number-style style:name="N154">
      <style:text-properties fo:color="#ff0000"/>
      <number:text>-$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number:text>-$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</number:number-style>
    <number:number-style style:name="N157">
      <style:text-properties fo:color="#ff0000"/>
      <number:text>-$</number:text>
      <number:number number:decimal-places="2" number:min-integer-digits="1" number:grouping="true"/>
      <style:map style:condition="value()&gt;=0" style:apply-style-name="N157P0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-$</number:text>
      <number:number number:decimal-places="0" number:min-integer-digits="1" number:grouping="true"/>
      <number:text> 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-$</number:text>
      <number:number number:decimal-places="2" number:min-integer-digits="1" number:grouping="true"/>
      <number:text> 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3P0"/>
    </number:currency-style>
    <number:time-style style:name="N174">
      <number:hours/>
      <number:text>:</number:text>
      <number:minutes number:style="long"/>
      <number:text> </number:text>
      <number:am-pm/>
    </number:time-style>
    <number:time-style style:name="N175">
      <number:hours/>
      <number:text>:</number:text>
      <number:minutes number:style="long"/>
      <number:text>:</number:text>
      <number:seconds number:style="long"/>
    </number:time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7">
      <number:hours/>
      <number:text>:</number:text>
      <number:minutes number:style="long"/>
    </number:time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953in" fo:margin-bottom="0.2953in" fo:margin-left="0.2953in" fo:margin-right="0.295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rhaven Bible Chapel </meta:initial-creator>
    <meta:creation-date>2017-02-04T20:40:50.54</meta:creation-date>
    <dc:date>2018-11-10T17:08:43.60</dc:date>
    <meta:editing-duration>PT4H26M43S</meta:editing-duration>
    <meta:editing-cycles>20</meta:editing-cycles>
    <meta:generator>OpenOffice/4.1.5$Win32 OpenOffice.org_project/415m1$Build-9789</meta:generator>
    <meta:printed-by>Fairhaven Bible Chapel </meta:printed-by>
    <meta:print-date>2017-02-04T21:14:44.41</meta:print-date>
    <meta:document-statistic meta:table-count="4" meta:cell-count="904" meta:object-count="0"/>
  </office:meta>
</office:document-meta>
</file>